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7FD8C48AE5DF175AB6.png" manifest:media-type="image/png"/>
  <manifest:file-entry manifest:full-path="Pictures/1000020100000812000001255A573F5486455AA7.png" manifest:media-type="image/png"/>
  <manifest:file-entry manifest:full-path="Pictures/1000020100000C800000096023E48F8F5DE7F2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 Sans" svg:font-family="'Open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399cm" svg:y="0.627cm" presentation:class="title" presentation:placeholder="true">
          <draw:text-box/>
        </draw:frame>
        <draw:frame presentation:style-name="pr2" draw:text-style-name="P1" draw:layer="layout" svg:width="25.199cm" svg:height="9.134cm" svg:x="1.399cm" svg:y="3.68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 Sans" svg:font-family="'Open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_20_1" draw:display-name="Bitmap 1" xlink:href="Pictures/1000020100000C800000096023E48F8F5DE7F2D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Open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ffffff" style:text-outline="false" style:text-line-through-style="none" style:text-line-through-type="none" style:font-name="Cantarell2" fo:font-family="Cantarell" style:font-style-name="Regular" style:font-pitch="variable" fo:font-size="18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color="#ffffff" style:font-name="Cantarell2" fo:font-family="Cantarell" style:font-style-name="Regular" style:font-pitch="variable"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color="#ffffff" style:font-name="Cantarell2" fo:font-family="Cantarell" style:font-style-name="Regular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color="#ffffff" style:font-name="Cantarell2" fo:font-family="Cantarell" style:font-style-name="Regular" style:font-pitch="variable" fo:font-size="1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color="#ffffff" style:font-name="Cantarell2" fo:font-family="Cantarell" style:font-style-name="Regular" style:font-pitch="variable" fo:font-size="1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color="#ffffff" style:font-name="Cantarell2" fo:font-family="Cantarell" style:font-style-name="Regular" style:font-pitch="variable" fo:font-size="1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color="#ffffff" style:font-name="Cantarell2" fo:font-family="Cantarell" style:font-style-name="Regular" style:font-pitch="variable" fo:font-size="1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Cantarell2" fo:font-family="Cantarell" style:font-style-name="Regular" style:font-pitch="variable" fo:font-size="3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3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8cm" svg:height="3.968cm" svg:x="0cm" svg:y="11.782cm">
        <draw:image xlink:href="Pictures/1000020100000812000001255A573F5486455AA7.png" xlink:type="simple" xlink:show="embed" xlink:actuate="onLoad">
          <text:p/>
        </draw:image>
      </draw:frame>
      <draw:frame draw:style-name="Mgr3" draw:text-style-name="MP5" draw:layer="backgroundobjects" svg:width="3.223cm" svg:height="2.056cm" svg:x="24.101cm" svg:y="13.108cm">
        <draw:image xlink:href="Pictures/10000201000002580000017FD8C48AE5DF175AB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5:59:01.432270406</meta:creation-date>
    <dc:date>2016-09-03T14:03:05.953531006</dc:date>
    <meta:editing-duration>PT30M51S</meta:editing-duration>
    <meta:editing-cycles>4</meta:editing-cycles>
    <meta:generator>LibreOffice/5.1.5.2$Linux_X86_64 LibreOffice_project/10$Build-2</meta:generator>
    <dc:creator>Cosimo Cecchi</dc:creator>
    <meta:document-statistic meta:object-count="24"/>
  </office:meta>
</office:document-meta>
</file>